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1-07" calcext:value-type="date">
            <text:p>07/11/2025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12-05" calcext:value-type="date">
            <text:p>05/12/2025</text:p>
          </table:table-cell>
          <table:table-cell table:style-name="ce39" table:formula="of:=[.C6]-[.F6]" office:value-type="float" office:value="-10" calcext:value-type="float">
            <text:p>(1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6-01-07" calcext:value-type="date">
            <text:p>07/01/2026</text:p>
          </table:table-cell>
          <table:table-cell table:style-name="ce39" table:formula="of:=[.C7]-[.F7]" office:value-type="float" office:value="10" calcext:value-type="float">
            <text:p>1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6-01-31" calcext:value-type="date">
            <text:p>31/01/2026</text:p>
          </table:table-cell>
          <table:table-cell table:style-name="ce35" office:value-type="string" calcext:value-type="string">
            <text:p>Mens. 01/2026 (A.C.)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6-02-09" calcext:value-type="date">
            <text:p>09/02/2026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6-02-28" calcext:value-type="date">
            <text:p>28/02/2026</text:p>
          </table:table-cell>
          <table:table-cell table:style-name="ce35" office:value-type="string" calcext:value-type="string">
            <text:p>Mens. 02/2026 (A.C.)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46"/>
          <table:table-cell table:style-name="ce39" table:formula="of:=[.C9]-[.F9]" office:value-type="float" office:value="200" calcext:value-type="float">
            <text:p>20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9])" office:value-type="float" office:value="200" calcext:value-type="float">
            <text:p>200,00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3:00.793965631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3:00.7953683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5:03</meta:creation-date>
    <dc:date>2026-03-02T11:13:01.098897270</dc:date>
    <meta:print-date>2020-01-06T16:40:18.085000000</meta:print-date>
    <dc:language>pt-PT</dc:language>
    <meta:editing-cycles>405</meta:editing-cycles>
    <meta:editing-duration>P1DT5H30M12S</meta:editing-duration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